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SFElementProcessorFactory.doCreateElementProcessor( final Object progen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SSFElementProcessorFactory.HSSFElementProcessorFactory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4">
            <text:p text:style-name="Table_20_Contents">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